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so przez redakcję</text:p>
      <text:p text:style-name="P1">Wojciech Rejcowski</text:p>
      <text:p text:style-name="P1"/>
      <text:p text:style-name="P1">Powszechnie sądzi się, że aby zobaczyć dzikie plemię Indian, trzeba wydać górę pieniędzy na wyprawę w głąb amazońskiej dżungli albo do Afryki. Czy aby na pewno? Okazuje się, że Dzicy żyją bliżej, niż się wam wydaje – u nas, w Polsce. Aby zachęcić was do odwiedzenia tych Indian, udałem się do nich z wizytą. Oczywiście boso.</text:p>
      <text:p text:style-name="P1"/>
      <text:p text:style-name="P1">Wioska plemienia Equestria Times, znana również jako redakcja, mieści się w dżungli. Skąd dżungla w Polsce? Spytałem o to wioskowego szamana i dowiedziałem się, że Cahan przynosi do redakcji jakąś tropikalną roślinę za każdym razem, gdy ktoś choćby zasugeruje wydanie jej za kogokolwiek. Co przynosi? To już zależy od jej humoru. Raz będzie to rosiczka, raz maniok, a raz mahoniowiec. Wygląda na to, że panna Cahan musi się cieszyć dużym wzięciem, bo droga do redakcji przypomina przeprawę przez przesmyk Darien. Trzeba kilometrami przebijać się przez pełen insektów, węży i innych niebezpieczeństw las deszczowy, w którym łatwo się zgubić, a trudno znaleźć. Bez indiańskiego przewodnika nie sposób trafić do siedziby Equestria Times. To dlatego z wydawanego przez to plemię pisma zniknął dział z listami – nikomu nie chciało się już szukać kolejnych zaginionych listonoszy.</text:p>
      <text:p text:style-name="P1"/>
      <text:p text:style-name="P1">Jak już wspomniałem, redakcja mieści się w dżungli. Na małej polanie w środku lasu postawiono kilka drewnianych chatek – o cegłę tu trudno – i życie jakoś się toczy. Wszędzie daleko, nikt nie przeszkadza w pracy. A raczej w „pracy”. Dzicy bowiem, tak jak Dzicy w Amazonii czy w Afryce, mają o tyle lepiej od białego, cywilizowanego człowieka, że nie muszą się wysilać. Jak jest potrzeba, biorą dmuchawkę, idą do lasu i po chwili wracają ze świeżo upolowanym tematem na artykuł. Od czasu do czasu popracują dla ogółu ich małej społeczności. I nic więcej im do życia nie potrzeba!</text:p>
      <text:p text:style-name="P1"/>
      <text:p text:style-name="P1">Oczywiście czasem zdarza się pora głodu, gdy tematy uciekają głębiej w dżunglę. Wtedy wódz plemienia Equestria Times po konsultacji z wioskowym szamanem zwołuje swych ziomków na Wielkie Łowy. Wszyscy idą wtedy do lasu i polują…</text:p>
      <text:p text:style-name="P1"/>
      <text:p text:style-name="P1">…i polują…</text:p>
      <text:p text:style-name="P1"/>
      <text:p text:style-name="P1">…i polują, dopóki nie złapią dość tematów na artykuły. Jak długo siedzą w tej dżungli? Zależy. Czasem Wenamama jest łaskawa i już po kilku godzinach mają dość materiału, by przeżyć miesiąc. Czasem chce ich wystawić na próbę i mija kilka dni, nim wrócą do swej wioski. A niekiedy mijają całe chude tygodnie bez świeżych artykułów, a wtedy w oczy redaktorów zagląda głód. Wówczas szaman organizuje rytuały, które mają przebłagać gniew Wenamamy, a których ważnym elementem jest wódz tańczący wokół ogniska i użyczający Matce Wenie swych ust, by mogła pobłogosławić członków plemienia (zwykle robi to za pomocą najróżniejszych wulgaryzmów).</text:p>
      <text:p text:style-name="P1"/>
      <text:p text:style-name="P1">Jak w każdej zorganizowanej grupie ludzi, tak i redaktorzy Equestria Times mają swój podział na grupy społeczne. O ile jednak w innych plemionach patrzy się na płeć, majątek czy <text:soft-page-break/>umiejętności łowieckie, tak tutaj liczy się wykonywana praca dla społeczności. I nie ma, że jeden nic nie robi, że tylko nadzoruje albo że ma zwolnienie lekarskie. W Equestria Times pracują wszyscy! A jak ktoś nie chce pracować? Oczywiście może całymi dniami się obijać, tylko potem nie powinien się dziwić, jak wódz nakazuje przegnać go kijami.</text:p>
      <text:p text:style-name="P1"/>
      <text:p text:style-name="P1">A jakąż to pracę wykonują ci Dzicy, spytacie. Otóż zajmują się wydawaniem pisma, które następnie wymieniają w osadach białego człowieka na broń, buty i paciorki. Udział w tworzeniu tego magazynu bierze całe plemię. Najpierw parę osób wybiera się na polowanie, łapie kilka tematów i znosi je do wioski, gdzie zaczyna się żmudny proces przerabiania ich na artykuły. Trwa to zwykle kilka dni, bo zarówno temat, jak i artykuł muszą swoje odleżeć. Oczywiście nie może to trwać za długo; zwykle artykuły mają zostać skończone po dwóch tygodniach. Jak nie, to wódz plemienia przegania leniwych redaktorów do dżungli, a szaman nasyła złe duchy, by straszyły ich po nocach. Kara nie trwa jednak zbyt długo i zwykle po dwóch-trzech dniach przerażeni Indianie grzecznie wracają do pracy.</text:p>
      <text:p text:style-name="P1"/>
      <text:p text:style-name="P1">Pisaniem artykułów zajmuje się większa część plemienia i jest to ta najnormalniejsza grupa, chociaż i tutaj zdarzają się różne indywidua. Ot, choćby Verlax, który mówi w swoim własnym języku, będącym połączeniem polskiego słownictwa, angielskiej składni i niemieckiego poczucia estetyki. Albo Spidi, który jako jedyny spośród Dzikich jeździ po dżungli czołgiem. Cahan co tydzień wychodzi za mąż za innego członka plemienia, a KingofHills sprawia, że wokół opada ziemia, a poza tym ma telefon. No i jest Cygnus, który jest klasą samą w sobie. Oczywiście członkowie innych grup składających się na to plemię też czasem złapią jakiś temat, a niekiedy swoje artykuły dostarczają też goście z innych plemion, jak Alberich czy Madeleine.</text:p>
      <text:p text:style-name="P1"/>
      <text:p text:style-name="P1">Gdy redaktorzy skończą wyrabiać artykuły z tematów, do pracy przystępują korektorzy, którzy mieszkają w innej części wioski. Po czym poznać, że znaleźliśmy się wśród korektorów? To proste. Gdy traficie na krąg Indian, musicie patrzeć, jak się zachowują. Jeden z nich zwany Solarisem ciągle cytuje Marksa, Lenina i Putina. Inny, niejaki SoulsTornado, ciągle kręci się w kółko. Jak będziecie kiedyś w redakcyjnej wiosce i zobaczycie człowieka z głową zasłoniętą przez opary dymu, to będzie to Gandzia. W czasie mojego pobytu w plemieniu Equestria Times Kamisha udowodniła, że ma niezwykłe umiejętności skradania się i kamuflażu, przy której bledną nawet zdolności amerykańskich marines. To nie wszyscy korektorzy z tej wioski, ale ich znaleźć i rozpoznać najłatwiej (z wyjątkiem Kamishy). Ci Indianie zajmują się poprawianiem błędów, które popełniono wcześniej w artykułach; korektorzy zwykli przy tym dodawać do nich nieco przypraw, głównie pieprzu, dzięki czemu gotowe pismo smakuje znacznie lepiej. Czasem któryś z poprawiaczy wyśle też nieco przypraw jednemu z redaktorów.</text:p>
      <text:p text:style-name="P1"/>
      <text:p text:style-name="P1">Gdy artykuły będą już napisane i przyprawione, do pracy zabiera się szaman Macter i jego pomocnicy. Nikt nie wie, jak wyglądają rytuały, które odprawiają w swojej chatce, ani tym bardziej na czym polegają. Od czasu do czasu Macter nakazuje przerwanie pracy i idzie pobłogosławić jednego z redaktorów – nie wiedzieć czemu, błogosławieństwo to składa się z kilkunastu wulgaryzmów zakończonych żądaniem dostarczenia obrazków albo wydłużenia artykułu. Gdy szaman i jego pomocnicy: Pisklakozaur, Jantoniusz i Gabol skończą rzucać czary na magazyn, gotowe pismo jest przekazywane do wodza.</text:p>
      <text:p text:style-name="P1"><text:soft-page-break/></text:p>
      <text:p text:style-name="P1">Wódz to ma klawe życie, no i wyżywienie klawe, o czym świadczy brzuch sprawującego funkcję wodza Dolara. Wódz redakcji ma prawo do najlepszych, najtłuściejszych tematów, może do woli krzyczeć na pozostałych członków plemienia, a poza tym wraz z szamanem piszą wstępniak. Do niego należy też odpowiedzialne zadanie, jakim jest dostarczenie gotowego pisma do osad białych ludzi i wymienienie go na niezbędne dobra.</text:p>
      <text:p text:style-name="P1"/>
      <text:p text:style-name="P1">Wiemy już, co Indianie z Equestria Times robią, by zapewnić sobie utrzymanie. A co z czasem wolnym? Zwykle całymi dniami leżą do góry brzuchami i dyskutują na najróżniejsze tematy. Niektórzy korzystają z darów Wenamamy i ze znalezionych w puszczy tematów robią opowiadania. Czasem jednak, gdy doskwiera nuda, wódz wstaje i rzuca hasło, które brzmi: LoL! A wtedy życie w wiosce zamiera, a redaktorzy idą do dżungli, by tam polować na wrogich bohaterów i niszczyć nexusy.</text:p>
      <text:p text:style-name="P1"/>
      <text:p text:style-name="P1">Wiecie już, jak żyje plemię Equestria Times. Zachęcam gorąco do jak najczęstszego odwiedzania tych jedynych w Polsce Dzikich. I wspierajcie ich, czytając Equestria Times!</text:p>
      <text:p text:style-name="P1"/>
      <text:p text:style-name="P1"/>
      <text:p text:style-name="P1">Obrazki:</text:p>
      <text:p text:style-name="P1"><text:a xlink:type="simple" xlink:href="http://www.widoczki.com/widoczki/2/krajobraz-dzungla.jpeg" text:style-name="Internet_20_link" text:visited-style-name="Visited_20_Internet_20_Link">http</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www</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widoczki</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com</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widoczki</text:a><text:a xlink:type="simple" xlink:href="http://www.widoczki.com/widoczki/2/krajobraz-dzungla.jpeg" text:style-name="Internet_20_link" text:visited-style-name="Visited_20_Internet_20_Link">/2/</text:a><text:a xlink:type="simple" xlink:href="http://www.widoczki.com/widoczki/2/krajobraz-dzungla.jpeg" text:style-name="Internet_20_link" text:visited-style-name="Visited_20_Internet_20_Link">krajobraz</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dzungla</text:a><text:a xlink:type="simple" xlink:href="http://www.widoczki.com/widoczki/2/krajobraz-dzungla.jpeg" text:style-name="Internet_20_link" text:visited-style-name="Visited_20_Internet_20_Link">.</text:a><text:a xlink:type="simple" xlink:href="http://www.widoczki.com/widoczki/2/krajobraz-dzungla.jpeg" text:style-name="Internet_20_link" text:visited-style-name="Visited_20_Internet_20_Link">jpeg</text:a></text:p>
      <text:p text:style-name="P1">Źródło: <text:a xlink:type="simple" xlink:href="http://www.widoczki.com/krajobraz-dzungla.html" text:style-name="Internet_20_link" text:visited-style-name="Visited_20_Internet_20_Link">http</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www</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widoczki</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com</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krajobraz</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dzungla</text:a><text:a xlink:type="simple" xlink:href="http://www.widoczki.com/krajobraz-dzungla.html" text:style-name="Internet_20_link" text:visited-style-name="Visited_20_Internet_20_Link">.</text:a><text:a xlink:type="simple" xlink:href="http://www.widoczki.com/krajobraz-dzungla.html" text:style-name="Internet_20_link" text:visited-style-name="Visited_20_Internet_20_Link">html</text:a></text:p>
      <text:p text:style-name="P1"/>
      <text:p text:style-name="P1"><text:a xlink:type="simple" xlink:href="https://archeowiesci.files.wordpress.com/2010/01/yahua_blowgun_amazon_iquitos_peru.jpg" text:style-name="Internet_20_link" text:visited-style-name="Visited_20_Internet_20_Link">https</text:a><text:a xlink:type="simple" xlink:href="https://archeowiesci.files.wordpress.com/2010/01/yahua_blowgun_amazon_iquitos_peru.jpg" text:style-name="Internet_20_link" text:visited-style-name="Visited_20_Internet_20_Link">://</text:a><text:a xlink:type="simple" xlink:href="https://archeowiesci.files.wordpress.com/2010/01/yahua_blowgun_amazon_iquitos_peru.jpg" text:style-name="Internet_20_link" text:visited-style-name="Visited_20_Internet_20_Link">archeowiesci</text:a><text:a xlink:type="simple" xlink:href="https://archeowiesci.files.wordpress.com/2010/01/yahua_blowgun_amazon_iquitos_peru.jpg" text:style-name="Internet_20_link" text:visited-style-name="Visited_20_Internet_20_Link">.</text:a><text:a xlink:type="simple" xlink:href="https://archeowiesci.files.wordpress.com/2010/01/yahua_blowgun_amazon_iquitos_peru.jpg" text:style-name="Internet_20_link" text:visited-style-name="Visited_20_Internet_20_Link">files</text:a><text:a xlink:type="simple" xlink:href="https://archeowiesci.files.wordpress.com/2010/01/yahua_blowgun_amazon_iquitos_peru.jpg" text:style-name="Internet_20_link" text:visited-style-name="Visited_20_Internet_20_Link">.</text:a><text:a xlink:type="simple" xlink:href="https://archeowiesci.files.wordpress.com/2010/01/yahua_blowgun_amazon_iquitos_peru.jpg" text:style-name="Internet_20_link" text:visited-style-name="Visited_20_Internet_20_Link">wordpress</text:a><text:a xlink:type="simple" xlink:href="https://archeowiesci.files.wordpress.com/2010/01/yahua_blowgun_amazon_iquitos_peru.jpg" text:style-name="Internet_20_link" text:visited-style-name="Visited_20_Internet_20_Link">.</text:a><text:a xlink:type="simple" xlink:href="https://archeowiesci.files.wordpress.com/2010/01/yahua_blowgun_amazon_iquitos_peru.jpg" text:style-name="Internet_20_link" text:visited-style-name="Visited_20_Internet_20_Link">com</text:a><text:a xlink:type="simple" xlink:href="https://archeowiesci.files.wordpress.com/2010/01/yahua_blowgun_amazon_iquitos_peru.jpg" text:style-name="Internet_20_link" text:visited-style-name="Visited_20_Internet_20_Link">/2010/01/</text:a><text:a xlink:type="simple" xlink:href="https://archeowiesci.files.wordpress.com/2010/01/yahua_blowgun_amazon_iquitos_peru.jpg" text:style-name="Internet_20_link" text:visited-style-name="Visited_20_Internet_20_Link">yahua</text:a><text:a xlink:type="simple" xlink:href="https://archeowiesci.files.wordpress.com/2010/01/yahua_blowgun_amazon_iquitos_peru.jpg" text:style-name="Internet_20_link" text:visited-style-name="Visited_20_Internet_20_Link">_</text:a><text:a xlink:type="simple" xlink:href="https://archeowiesci.files.wordpress.com/2010/01/yahua_blowgun_amazon_iquitos_peru.jpg" text:style-name="Internet_20_link" text:visited-style-name="Visited_20_Internet_20_Link">blowgun</text:a><text:a xlink:type="simple" xlink:href="https://archeowiesci.files.wordpress.com/2010/01/yahua_blowgun_amazon_iquitos_peru.jpg" text:style-name="Internet_20_link" text:visited-style-name="Visited_20_Internet_20_Link">_</text:a><text:a xlink:type="simple" xlink:href="https://archeowiesci.files.wordpress.com/2010/01/yahua_blowgun_amazon_iquitos_peru.jpg" text:style-name="Internet_20_link" text:visited-style-name="Visited_20_Internet_20_Link">amazon</text:a><text:a xlink:type="simple" xlink:href="https://archeowiesci.files.wordpress.com/2010/01/yahua_blowgun_amazon_iquitos_peru.jpg" text:style-name="Internet_20_link" text:visited-style-name="Visited_20_Internet_20_Link">_</text:a><text:a xlink:type="simple" xlink:href="https://archeowiesci.files.wordpress.com/2010/01/yahua_blowgun_amazon_iquitos_peru.jpg" text:style-name="Internet_20_link" text:visited-style-name="Visited_20_Internet_20_Link">iquitos</text:a><text:a xlink:type="simple" xlink:href="https://archeowiesci.files.wordpress.com/2010/01/yahua_blowgun_amazon_iquitos_peru.jpg" text:style-name="Internet_20_link" text:visited-style-name="Visited_20_Internet_20_Link">_</text:a><text:a xlink:type="simple" xlink:href="https://archeowiesci.files.wordpress.com/2010/01/yahua_blowgun_amazon_iquitos_peru.jpg" text:style-name="Internet_20_link" text:visited-style-name="Visited_20_Internet_20_Link">peru</text:a><text:a xlink:type="simple" xlink:href="https://archeowiesci.files.wordpress.com/2010/01/yahua_blowgun_amazon_iquitos_peru.jpg" text:style-name="Internet_20_link" text:visited-style-name="Visited_20_Internet_20_Link">.</text:a><text:a xlink:type="simple" xlink:href="https://archeowiesci.files.wordpress.com/2010/01/yahua_blowgun_amazon_iquitos_peru.jpg" text:style-name="Internet_20_link" text:visited-style-name="Visited_20_Internet_20_Link">jpg</text:a></text:p>
      <text:p text:style-name="P1">Źródło: <text:a xlink:type="simple" xlink:href="http://archeowiesci.pl/2010/01/07/kolejne-niesamowite-pozostalosci-po-zaginionych-ludach-amazonii/" text:style-name="Internet_20_link" text:visited-style-name="Visited_20_Internet_20_Link">http</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archeowiesci</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pl</text:a><text:a xlink:type="simple" xlink:href="http://archeowiesci.pl/2010/01/07/kolejne-niesamowite-pozostalosci-po-zaginionych-ludach-amazonii/" text:style-name="Internet_20_link" text:visited-style-name="Visited_20_Internet_20_Link">/2010/01/07/</text:a><text:a xlink:type="simple" xlink:href="http://archeowiesci.pl/2010/01/07/kolejne-niesamowite-pozostalosci-po-zaginionych-ludach-amazonii/" text:style-name="Internet_20_link" text:visited-style-name="Visited_20_Internet_20_Link">kolejne</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niesamowite</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pozostalosci</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po</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zaginionych</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ludach</text:a><text:a xlink:type="simple" xlink:href="http://archeowiesci.pl/2010/01/07/kolejne-niesamowite-pozostalosci-po-zaginionych-ludach-amazonii/" text:style-name="Internet_20_link" text:visited-style-name="Visited_20_Internet_20_Link">-</text:a><text:a xlink:type="simple" xlink:href="http://archeowiesci.pl/2010/01/07/kolejne-niesamowite-pozostalosci-po-zaginionych-ludach-amazonii/" text:style-name="Internet_20_link" text:visited-style-name="Visited_20_Internet_20_Link">amazonii</text:a><text:a xlink:type="simple" xlink:href="http://archeowiesci.pl/2010/01/07/kolejne-niesamowite-pozostalosci-po-zaginionych-ludach-amazonii/" text:style-name="Internet_20_link" text:visited-style-name="Visited_20_Internet_20_Link">/</text:a></text:p>
      <text:p text:style-name="P1">Podpis: Stary redaktor ET wybiera się do dżungli, by upolować świeży tem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08T19:49:04.936000000</dc:date>
    <meta:editing-duration>PT1H26M</meta:editing-duration>
    <meta:document-statistic meta:table-count="0" meta:image-count="0" meta:object-count="0" meta:page-count="3" meta:paragraph-count="22" meta:word-count="1161" meta:character-count="7810" meta:non-whitespace-character-count="6666"/>
  </office:meta>
</office:document-meta>
</file>